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3" svg:font-family="Ebrima" style:font-adornments="Regular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3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-33% 58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7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3" draw:layer="layout" svg:width="25.199cm" svg:height="4.384cm" svg:x="1.4cm" svg:y="0.398cm" presentation:class="title" presentation:user-transformed="true">
          <draw:text-box>
            <text:p text:style-name="P3"><text:span text:style-name="T8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, was unter einer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Wirkungs- und Winkelvariable definie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9">q</text:span><text:span text:style-name="T10">i</text:span>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5">ϕ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11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7">u</text:span>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7">u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3" draw:layer="layout" svg:width="25.199cm" svg:height="4.384cm" svg:x="1.4cm" svg:y="0.398cm" presentation:class="title" presentation:user-transformed="true">
          <draw:text-box>
            <text:p text:style-name="P3"><text:span text:style-name="T8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3" svg:font-family="Ebrima" style:font-adornments="Regular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4T20:09:13.838000000</dc:date>
    <meta:document-statistic meta:object-count="272"/>
  </office:meta>
</office:document-meta>
</file>